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1" style:family="table">
      <style:table-properties style:width="16.51cm" fo:break-before="auto" fo:break-after="auto" table:align="margins" style:writing-mode="lr-tb"/>
    </style:style>
    <style:style style:name="Taula1.A" style:family="table-column">
      <style:table-column-properties style:column-width="8.255cm" style:rel-column-width="32767*"/>
    </style:style>
    <style:style style:name="Taula1.A1" style:family="table-cell">
      <style:table-cell-properties fo:padding="0.097cm" fo:border="none"/>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officeooo:paragraph-rsid="0023c86a"/>
    </style:style>
    <style:style style:name="P5" style:family="paragraph" style:parent-style-name="Standard">
      <style:paragraph-properties fo:line-height="115%" fo:break-before="auto" fo:break-after="auto" style:writing-mode="lr-tb"/>
      <style:text-properties fo:font-size="18pt" fo:font-style="italic" fo:font-weight="bold" style:font-size-asian="18pt" style:font-style-asian="italic" style:font-weight-asian="bold" style:font-size-complex="18pt" style:font-style-complex="italic" style:font-weight-complex="bold"/>
    </style:style>
    <style:style style:name="P6" style:family="paragraph" style:parent-style-name="Standard">
      <style:paragraph-properties fo:line-height="115%" fo:break-before="auto" fo:break-after="auto" style:writing-mode="lr-tb"/>
      <style:text-properties fo:font-style="italic" style:font-style-asian="italic" style:font-style-complex="italic"/>
    </style:style>
    <style:style style:name="P7"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text-align="justify" style:justify-single-word="false" fo:break-before="auto" fo:break-aft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0" style:family="paragraph" style:parent-style-name="Standard">
      <style:paragraph-properties fo:line-height="115%" fo:break-before="auto" fo:break-after="auto" style:writing-mode="lr-tb"/>
      <style:text-properties fo:font-size="22pt" fo:font-style="italic" fo:font-weight="bold" style:font-size-asian="22pt" style:font-style-asian="italic" style:font-weight-asian="bold" style:font-size-complex="22pt" style:font-style-complex="italic" style:font-weight-complex="bold"/>
    </style:style>
    <style:style style:name="P11" style:family="paragraph" style:parent-style-name="Standard">
      <style:paragraph-properties fo:line-height="115%" style:writing-mode="lr-tb"/>
    </style:style>
    <style:style style:name="P12" style:family="paragraph" style:parent-style-name="Standard" style:master-page-name="Standard">
      <style:paragraph-properties fo:line-height="115%" style:page-number="auto" fo:break-before="auto" fo:break-after="auto" style:writing-mode="lr-tb"/>
    </style:style>
    <style:style style:name="P13" style:family="paragraph" style:parent-style-name="Standard">
      <style:text-properties officeooo:paragraph-rsid="0025e3bf"/>
    </style:style>
    <style:style style:name="P14" style:family="paragraph" style:parent-style-name="Standard" style:list-style-name="LS1">
      <style:paragraph-properties fo:margin-top="0cm" fo:margin-bottom="0cm" style:contextual-spacing="false" fo:line-height="115%" fo:break-before="auto" fo:break-after="auto" style:writing-mode="lr-tb"/>
    </style:style>
    <style:style style:name="P15"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style>
    <style:style style:name="P16"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20a36f"/>
    </style:style>
    <style:style style:name="P17" style:family="paragraph" style:parent-style-name="Standard" style:list-style-name="LS3">
      <style:paragraph-properties fo:margin-top="0cm" fo:margin-bottom="0cm" style:contextual-spacing="false" fo:line-height="115%" fo:break-before="auto" fo:break-after="auto" style:writing-mode="lr-tb"/>
    </style:style>
    <style:style style:name="P18" style:family="paragraph" style:parent-style-name="Standard" style:list-style-name="LS1">
      <style:paragraph-properties fo:margin-top="0cm" fo:margin-bottom="0cm" style:contextual-spacing="false" fo:line-height="115%" fo:break-before="auto" fo:break-after="auto" style:writing-mode="lr-tb"/>
      <style:text-properties fo:font-style="italic" style:font-style-asian="italic" style:font-style-complex="italic"/>
    </style:style>
    <style:style style:name="P19"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fo:font-style="italic" officeooo:paragraph-rsid="0020a36f" style:font-style-asian="italic" style:font-style-complex="italic"/>
    </style:style>
    <style:style style:name="P20" style:family="paragraph" style:parent-style-name="Standard">
      <style:paragraph-properties fo:line-height="115%" style:writing-mode="lr-tb"/>
      <style:text-properties fo:color="#ff0000" officeooo:rsid="002582ec" officeooo:paragraph-rsid="002582ec"/>
    </style:style>
    <style:style style:name="P21" style:family="paragraph" style:parent-style-name="Standard">
      <style:paragraph-properties fo:line-height="115%" style:writing-mode="lr-tb"/>
    </style:style>
    <style:style style:name="P22" style:family="paragraph" style:parent-style-name="Standard">
      <style:paragraph-properties fo:line-height="115%" fo:text-align="justify" style:justify-single-word="false" style:writing-mode="lr-tb"/>
      <style:text-properties officeooo:paragraph-rsid="0025e3bf"/>
    </style:style>
    <style:style style:name="P23" style:family="paragraph" style:parent-style-name="Standard">
      <style:paragraph-properties fo:line-height="115%" style:writing-mode="lr-tb"/>
      <style:text-properties fo:font-style="italic" officeooo:paragraph-rsid="0026b879" style:font-style-asian="italic" style:font-style-complex="italic"/>
    </style:style>
    <style:style style:name="P24" style:family="paragraph" style:parent-style-name="Standard">
      <style:paragraph-properties fo:line-height="115%" style:writing-mode="lr-tb"/>
      <style:text-properties fo:font-weight="normal" officeooo:paragraph-rsid="0026b879" style:font-weight-asian="normal" style:font-weight-complex="normal"/>
    </style:style>
    <style:style style:name="P25" style:family="paragraph" style:parent-style-name="Standard">
      <style:paragraph-properties fo:line-height="115%" style:writing-mode="lr-tb"/>
      <style:text-properties officeooo:rsid="0026b879" officeooo:paragraph-rsid="0026b879"/>
    </style:style>
    <style:style style:name="P26" style:family="paragraph" style:parent-style-name="Standard">
      <style:paragraph-properties fo:line-height="115%" fo:break-before="auto" fo:break-after="auto" style:writing-mode="lr-tb"/>
    </style:style>
    <style:style style:name="P27" style:family="paragraph" style:parent-style-name="Standard">
      <style:paragraph-properties fo:line-height="115%" fo:break-before="auto" fo:break-after="auto" style:writing-mode="lr-tb"/>
      <style:text-properties officeooo:paragraph-rsid="0025e3bf"/>
    </style:style>
    <style:style style:name="P28" style:family="paragraph" style:parent-style-name="Standard">
      <style:paragraph-properties fo:line-height="115%" fo:text-align="justify" style:justify-single-word="false" fo:break-before="auto" fo:break-after="auto" style:writing-mode="lr-tb"/>
      <style:text-properties officeooo:paragraph-rsid="0025e3bf"/>
    </style:style>
    <style:style style:name="P29" style:family="paragraph" style:parent-style-name="Standard">
      <style:paragraph-properties fo:line-height="115%" fo:break-before="auto" fo:break-after="auto" style:writing-mode="lr-tb"/>
      <style:text-properties officeooo:paragraph-rsid="0026b879"/>
    </style:style>
    <style:style style:name="P30" style:family="paragraph" style:parent-style-name="Standard">
      <style:paragraph-properties fo:line-height="115%" fo:break-before="auto" fo:break-after="auto" style:writing-mode="lr-tb"/>
      <style:text-properties fo:font-weight="normal" officeooo:paragraph-rsid="0026b879" style:font-weight-asian="normal" style:font-weight-complex="normal"/>
    </style:style>
    <style:style style:name="P31" style:family="paragraph" style:parent-style-name="Heading_20_1">
      <style:paragraph-properties fo:margin-top="0.847cm" fo:margin-bottom="0.212cm" style:contextual-spacing="false" fo:line-height="115%" fo:break-before="auto" fo:break-after="auto" style:writing-mode="lr-tb"/>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20a36f" style:font-style-asian="italic" style:font-style-complex="italic"/>
    </style:style>
    <style:style style:name="T4" style:family="text">
      <style:text-properties fo:font-style="italic" officeooo:rsid="002582ec" style:font-style-asian="italic" style:font-style-complex="italic"/>
    </style:style>
    <style:style style:name="T5" style:family="text">
      <style:text-properties fo:font-style="italic" officeooo:rsid="0025e3bf" style:font-style-asian="italic" style:font-style-complex="italic"/>
    </style:style>
    <style:style style:name="T6" style:family="text">
      <style:text-properties fo:font-style="italic" officeooo:rsid="0026b879"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style:font-name="Arial" fo:font-size="22pt" fo:font-style="italic" fo:font-weight="bold" style:font-name-asian="Arial" style:font-size-asian="22pt" style:font-style-asian="italic" style:font-weight-asian="bold" style:font-name-complex="Arial" style:font-size-complex="22pt" style:font-style-complex="italic" style:font-weight-complex="bold"/>
    </style:style>
    <style:style style:name="T10" style:family="text">
      <style:text-properties fo:color="#ff3366" fo:font-style="italic" style:font-style-asian="italic" style:font-style-complex="italic"/>
    </style:style>
    <style:style style:name="T11" style:family="text">
      <style:text-properties fo:color="#ff3366" fo:font-style="italic" officeooo:rsid="0026b879" style:font-style-asian="italic" style:font-style-complex="italic"/>
    </style:style>
    <style:style style:name="T12" style:family="text">
      <style:text-properties fo:color="#000000" fo:font-style="italic" style:font-style-asian="italic" style:font-style-complex="italic"/>
    </style:style>
    <style:style style:name="T13" style:family="text">
      <style:text-properties fo:color="#000000" fo:font-style="italic" officeooo:rsid="0023c86a" style:font-style-asian="italic" style:font-style-complex="italic"/>
    </style:style>
    <style:style style:name="T14" style:family="text">
      <style:text-properties fo:color="#000000" fo:font-style="italic" officeooo:rsid="002582ec" style:font-style-asian="italic" style:font-style-complex="italic"/>
    </style:style>
    <style:style style:name="T15" style:family="text">
      <style:text-properties fo:color="#000000" fo:font-style="italic" officeooo:rsid="0026b879" style:font-style-asian="italic" style:font-style-complex="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fo:font-style="italic" fo:font-weight="bold" officeooo:rsid="0023c86a" style:font-style-asian="italic" style:font-weight-asian="bold" style:font-style-complex="italic" style:font-weight-complex="bold"/>
    </style:style>
    <style:style style:name="T18" style:family="text">
      <style:text-properties fo:color="#000000" fo:font-style="italic" fo:font-weight="bold" officeooo:rsid="002582ec"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1"/>
      <text:p text:style-name="P2"><text:span text:style-name="T1">CONVENI DE COL·LABORACIÓ GATS (Grups Associats pel Treball Social, cultural, comunitari i ambiental) i GuifiBaix</text:span></text:p>
      <text:p text:style-name="P5"/>
      <text:p text:style-name="P5"/>
      <text:p text:style-name="P5"/>
      <text:p text:style-name="P3"><text:span text:style-name="T2">El Prat de Llobregat, a</text:span><text:span text:style-name="T5"> </text:span><text:span text:style-name="T6">28</text:span><text:span text:style-name="T5"> d'Octubre de 2013</text:span></text:p>
      <text:p text:style-name="P6"/>
      <text:p text:style-name="P6"/>
      <text:p text:style-name="P6"/>
      <text:p text:style-name="P6"/>
      <text:p text:style-name="P6"/>
      <text:p text:style-name="P1"><text:span text:style-name="T7">R E U N I T S:</text:span></text:p>
      <text:p text:style-name="P8"/>
      <text:p text:style-name="P4"><text:span text:style-name="T2">D’una banda, </text:span><text:span text:style-name="T7">Aitor Pueyo Visp</text:span><text:span text:style-name="T16">e</text:span><text:span text:style-name="T12">, <text:s/>amb DNI 47831622V,</text:span><text:span text:style-name="T10"> </text:span><text:span text:style-name="T12">de </text:span><text:span text:style-name="T13">Sant Joan Despí; <text:s/></text:span><text:span text:style-name="T17">Victor Viúdez Gonzàlez</text:span><text:span text:style-name="T13">, amb DNI 46684473Q, de Sant Joan Despí; </text:span><text:span text:style-name="T17">Raúl Beas Hernández</text:span><text:span text:style-name="T13">, amb DNI 46966650Y,de El Prat de Llobregat; </text:span><text:span text:style-name="T17">David García Garzón</text:span><text:span text:style-name="T13">, amb DNI 36517097C, de Sant Joan Despí; </text:span><text:span text:style-name="T14">i</text:span><text:span text:style-name="T13"> </text:span><text:span text:style-name="T18">Raul Sanz Serrano</text:span><text:span text:style-name="T14">, amb DNI 36515605T, de Sant Joan Despí</text:span><text:span text:style-name="T2"> en endavant </text:span><text:span text:style-name="T3">anomenats </text:span><text:span text:style-name="T7">GuifiBaix</text:span></text:p>
      <text:p text:style-name="P6"/>
      <text:p text:style-name="P1"><text:span text:style-name="T2">De l’altra, el President de </text:span><text:span text:style-name="T7">Gats</text:span><text:span text:style-name="T2">, </text:span><text:span text:style-name="T4">Martí Miquel Méndez, amb DNI 52623709P, de Cornellâ,</text:span></text:p>
      <text:p text:style-name="P6"/>
      <text:p text:style-name="P6"/>
      <text:p text:style-name="P1"><text:span text:style-name="T7">A C T U E N:</text:span></text:p>
      <text:p text:style-name="P8"/>
      <text:p text:style-name="P27"><text:span text:style-name="T2">Els primers, en nom propi com a GuifiBaix, amb domicili <text:s/>al carrer Riu Llobregat 47, Baixos del Prat de Llobregat.</text:span></text:p>
      <text:p text:style-name="P1"/>
      <text:p text:style-name="P1"><text:span text:style-name="T2">El segon, en nom de Gats (Grups Associats pel Treball Social, cultural, comunitari i ambiental), NIF G 62458757, amb domicili al carrer Riu Llobregat 47, Baixos del Prat de Llobregat, </text:span>de conformitat amb les atribucions que li confereixen els poders notarials d’aquesta associació,</text:p>
      <text:p text:style-name="P1"/>
      <text:p text:style-name="P1"/>
      <text:p text:style-name="P1"><text:span text:style-name="T7">E X P O S E N:</text:span></text:p>
      <text:p text:style-name="P8"/>
      <text:p text:style-name="P13"><text:span text:style-name="T2">I. Que Guifibaix té entre els seus objectius principals </text:span><text:span text:style-name="T5">proporcionar a la </text:span><text:span text:style-name="T2">ciutadania alternatives per l'accés a internet i la telefonia fixa fora de l'oligopoli existent. Per això, </text:span><text:span text:style-name="T3">GuifiBaix</text:span><text:span text:style-name="T2"> té la intenció d’impulsar una iniciativa consistent en instal·lar xarxes de dades veïnals</text:span></text:p>
      <text:p text:style-name="Standard"><text:soft-page-break/>connectad<text:span text:style-name="T2">a a la xarxa oberta guifi.net que doni accés a aquest tipus de serveis. I declara la seva voluntat d’assolir els seus objectius amb fidelitat als principis de l’economia social. </text:span></text:p>
      <text:p text:style-name="P7"/>
      <text:p text:style-name="P3"><text:span text:style-name="T2">II. Que Gats té, com a principal objectiu, el de generar espais d’acció i de reflexió a l’entorn de la transformació social cap a un món més just i solidari. Que en la seva visió, l’assoliment d’aquests objectius passa necessàriament per la recerca de sinèrgies amb d’altres entitats que treballin pels mateixos objectius en qualsevol àmbit, però molt especialment en el de l’economia social, tal com queda reflectit en el seu pla estratègic aprovat en la darrera assemblea general ordinària.</text:span></text:p>
      <text:p text:style-name="P6"/>
      <text:p text:style-name="P3"><text:span text:style-name="T2">Per tot això, ambdues parts, reconeixent-se mutuament capacitades,</text:span></text:p>
      <text:p text:style-name="P6"/>
      <text:p text:style-name="P6"/>
      <text:h text:style-name="P31" text:outline-level="10"><text:span text:style-name="T9">A C O R D E N:</text:span></text:h>
      <text:p text:style-name="P10"/>
      <text:p text:style-name="P10"/>
      <text:p text:style-name="P28"><text:span text:style-name="T8">Primer.-</text:span><text:span text:style-name="T2"> <text:s/>Gats i GuifiBaix es comprometen a col·laborar en el disseny, desplegament i avaluació i posta en marxa d'una iniciativa empresarial consistent en la instal·lació i manteniment de xarxes de dades veïnals I serveis associats.</text:span></text:p>
      <text:p text:style-name="P22"><text:span text:style-name="T2">.</text:span></text:p>
      <text:p text:style-name="P8"/>
      <text:p text:style-name="P3"><text:span text:style-name="T8">Segon.-</text:span><text:span text:style-name="T2"> <text:s/>Per part de Gats, el present acord implica explícitament els compromisos que tot seguit s’indiquen:</text:span></text:p>
      <text:p text:style-name="P6"/>
      <text:list xml:id="list3598244211006684283" text:style-name="LS1">
        <text:list-item>
          <text:p text:style-name="P14"><text:span text:style-name="T2">La transferència activa per part de Gats dels recursos técnics i humans necessaris, propis o cedits per altres empreses, organismes o entitats, perquè la iniciativa objecte d’incubació pugui obrar amb totes les funcions pròpies d’una empresa en operacions <text:s/>regulars de mercat: administració, comptabilitat, fiscalitat, finances, recursos humans, així com d’altres destinades a la implantació de l’activitat en la seva fase inicial o de startup: marqueting, formació, financiació, comunicació.</text:span></text:p>
        </text:list-item>
      </text:list>
      <text:p text:style-name="P6"/>
      <text:list xml:id="list192607074335047" text:continue-numbering="true" text:style-name="LS1">
        <text:list-item>
          <text:p text:style-name="P14"><text:span text:style-name="T2">La cessió en ús d’espais i instal·lacions de propietat o titularitat d’ús de Gats</text:span>,<text:span text:style-name="T2"> per tal que GuifiBaix pugui desenvolupar el seu projecte, sense perjudici de les necessitats d’ús per part de les persones de Gats en les seves activitats habituals.</text:span></text:p>
        </text:list-item>
      </text:list>
      <text:p text:style-name="P6"/>
      <text:list xml:id="list192605404584892" text:continue-numbering="true" text:style-name="LS1">
        <text:list-item>
          <text:p text:style-name="P14"><text:span text:style-name="T2">L'aportació per part de Gats, durant el termini pactat (Apt. Cinquè), d’un tècnic/a responsable de monitoritzar, avaluar i donar suport a totes les iniciatives endegades per l’incubadora, aixì com de la coordinació dels diferents recursos que Gats posa a disposició, i dels que es puguin obtenir específicament destinats a la iniciativa concreta. </text:span><text:soft-page-break/><text:span text:style-name="T2">Per a aquesta funció es designa a Salvador Lajara Villaescusa, DNI 38077038D, que serà la la persona de referència de Gats per tot alló relacionat amb el projecte GuifiBaix.</text:span></text:p>
        </text:list-item>
      </text:list>
      <text:p text:style-name="P6"/>
      <text:list xml:id="list192606799041147" text:continue-numbering="true" text:style-name="LS1">
        <text:list-item>
          <text:p text:style-name="P14"><text:span text:style-name="T2">La realització per part de Gats de les accions formatives que es considerin oportunes per a les persones que formen part de l’activitat de GuifiBaix objecte d’aquest conveni, en funció de les exigències legals de les pròpies activitats, aixì com de les necessitats detectades, sempre i quan el cost de les mateixes sigui assumible o pugui ser subvencionat per algún organisme públic o privat.</text:span></text:p>
        </text:list-item>
      </text:list>
      <text:p text:style-name="P6"/>
      <text:list xml:id="list192605445739480" text:continue-numbering="true" text:style-name="LS1">
        <text:list-item>
          <text:p text:style-name="P14"><text:span text:style-name="T2">El compromís per part de Gats de participar de manera activa en la promoció i difusió del projecte GuifiBaix, a través de la seva xarxa social, institucional i empresarial.</text:span></text:p>
        </text:list-item>
      </text:list>
      <text:p text:style-name="P6"/>
      <text:list xml:id="list192605687378115" text:continue-numbering="true" text:style-name="LS1">
        <text:list-item>
          <text:p text:style-name="P14"><text:span text:style-name="T2">La voluntat de Gats d’oferir la seva colaboració amb la empresa una vegada aquesta s’hagi consolidat i assolit una personalitat jurídica pròpia, podent arribar, si així es acordat amb els propis emprenedors, i sempre que es pugui situar a dins de les seves línies estratègiques, i les seves finalitats es mantinguin en els principis inicials d’economia social, a participar com a soci de la nova empresa. </text:span></text:p>
        </text:list-item>
      </text:list>
      <text:p text:style-name="P6"/>
      <text:list xml:id="list192606631341547" text:continue-numbering="true" text:style-name="LS1">
        <text:list-item>
          <text:p text:style-name="P18">Gats es compromet a respectar la titularitat del projecte, que en tot moment serà de GuifiBaix, i a no desenvolupar cap activitat que pugui incòrrer en competència directa seva, durant un termini no inferior a un any des de la denúncia o finalització d’aquest conveni.</text:p>
        </text:list-item>
      </text:list>
      <text:p text:style-name="P6"/>
      <text:p text:style-name="P1"><text:tab/></text:p>
      <text:p text:style-name="P1"/>
      <text:p text:style-name="P1"/>
      <text:p text:style-name="P3"><text:span text:style-name="T8">Tercer.-</text:span><text:span text:style-name="T2"> <text:s/>Per part de GuifiBaix, el present acord implica explícitament els compromisos que tot seguit s’indiquen:</text:span></text:p>
      <text:p text:style-name="P7"/>
      <text:list xml:id="list2596465175837048617" text:style-name="LS2">
        <text:list-item>
          <text:p text:style-name="P15"><text:span text:style-name="T2">La totalitat dels recursos a què fa esment l’article Segon que siguin posats a disposició de GuifiBaix, seran utilitzats específicament per aquelles finalitat establertes a l’article Primer, i en cap cas en benefici d’altres objectius sense coneixement i autorització expressa del tècnic responsable de Gats.</text:span></text:p>
        </text:list-item>
      </text:list>
      <text:p text:style-name="P7"/>
      <text:list xml:id="list192606956332746" text:continue-numbering="true" text:style-name="LS2">
        <text:list-item>
          <text:p text:style-name="P15"><text:span text:style-name="T2">GuifiBaix es compromet a mantenir la seva fidelitat amb els principis de l’economia social, tal i com ha declarat prèviament, cincumstàncies en virtut de les quals Gats ha convingut en celebrar aquests acords.</text:span></text:p>
        </text:list-item>
      </text:list>
      <text:p text:style-name="P7"/>
      <text:list xml:id="list192606521162888" text:continue-numbering="true" text:style-name="LS2">
        <text:list-item>
          <text:p text:style-name="P19">Durant la vigència del present conveni, GuifiBaix obrarà en tot moment i a tots els efectes com a una sola empresa amb l’equip de Gats i els diferents serveis que s’hi posin a l’abast, observant en tot moment una actitut de lleialtat i discreció com si de la pròpia organització es tractés.</text:p>
        </text:list-item>
      </text:list>
      <text:p text:style-name="P7"/>
      <text:list xml:id="list192606225008125" text:continue-numbering="true" text:style-name="LS2">
        <text:list-item>
          <text:p text:style-name="P16"><text:span text:style-name="T2">GuifiBaix assumirà la plena responsabilitat sobre les accions realitzades dins del seu àmbit d’actuació, i informarà amb veracitat de tots els fet que permetin a Gats exercir les que li corresponguin (facturació, compres, contractacions, etc) La relació entre les </text:span><text:soft-page-break/><text:span text:style-name="T2">persones de GuifiBaix i les de Gats haurà de ser de mútua confiança, i el trencament d’aquesta haurà de posar-se de manifest immediatament abans de que es produeixin danys sobre la bona marxa del projecte.</text:span></text:p>
        </text:list-item>
      </text:list>
      <text:p text:style-name="P7"/>
      <text:list xml:id="list192605273238133" text:continue-numbering="true" text:style-name="LS2">
        <text:list-item>
          <text:p text:style-name="P15"><text:span text:style-name="T2">Els possibles beneficis económics seran determinats al tancament de l’exercici un cop s’hagin deduït totes les despeses financeres i impostos i el seu destí final serà decisió de GuifiBaix. El compte de pèrdues i guanys i la resta d’informació financera serà coneguda per GuifiBaix. Tanmateix, GuifiBaix assumeix que durant el procés d’incubació l’objectiu ha de ser el de perfeccionar la proposta de valor i validar la seva viabilitat a futur, i no pas el d’obtenir beneficis econòmics o socials a curt termini.</text:span></text:p>
        </text:list-item>
      </text:list>
      <text:p text:style-name="P7"/>
      <text:p text:style-name="P7"/>
      <text:p text:style-name="P7"/>
      <text:p text:style-name="P7"/>
      <text:p text:style-name="P3"><text:span text:style-name="T8">Quart.- <text:s/></text:span><text:span text:style-name="T2">Les parts s'obliguen a no divulgar a terceres parts les “Informacions Confidencials” que rebin de l'altra, i a donar a tal informació el mateix tractament que li donarien a la informació confidencial de la seva propietat.</text:span></text:p>
      <text:p text:style-name="P3"><text:span text:style-name="T2">Per als efectes del present conveni, “Informacions Confidencials” són totes les divulgades</text:span></text:p>
      <text:p text:style-name="P3"><text:span text:style-name="T2">per qualsevol de les parts, ja sigui en forma oral, visual, escrita, gravada en qualsevol mitjà o forma tangible i que es trobi clarament marcada com a tal en ser entregada a la part receptora.</text:span></text:p>
      <text:p text:style-name="P7"/>
      <text:p text:style-name="P6"/>
      <text:p text:style-name="P6"/>
      <text:p text:style-name="P3"><text:span text:style-name="T8">Cinqué.- <text:s/></text:span><text:span text:style-name="T2">La vigència d'aquest conveni s'estendrà des de la data de la seva signatura fins a </text:span><text:span text:style-name="T6">28 d'Abril de 2013</text:span><text:span text:style-name="T2">. Tanmateix, es podrà acordar una única pròrroga de sis mesos més, quan, un cop transcorregut el termini inicial, ambdues parts considerin que el projecte, tot i mostrar la seva viabilitat, requereix d’un procés d’incubació més llarg abans de consolidar-se com una activitat independent.</text:span></text:p>
      <text:p text:style-name="P9"/>
      <text:p text:style-name="P7"/>
      <text:p text:style-name="P7"/>
      <text:p text:style-name="P7"/>
      <text:p text:style-name="P3"><text:span text:style-name="T8">Sisé.-</text:span><text:span text:style-name="T2"> <text:s/>Seran causes anticipades de resolució d'aquest conveni les següents:</text:span></text:p>
      <text:p text:style-name="P6"/>
      <text:list xml:id="list6320390993366362470" text:style-name="LS3">
        <text:list-item>
          <text:p text:style-name="P17"><text:span text:style-name="T2">Mutu acord de les parts.</text:span></text:p>
        </text:list-item>
        <text:list-item>
          <text:p text:style-name="P17"><text:span text:style-name="T2">Impossibilitat manifesta, legal o material, de complir els pactes.</text:span></text:p>
        </text:list-item>
        <text:list-item>
          <text:p text:style-name="P17"><text:span text:style-name="T2">Incompliment manifest dels pactes convinguts entre les parts interessades.</text:span></text:p>
        </text:list-item>
      </text:list>
      <text:p text:style-name="P6"/>
      <text:p text:style-name="P6"/>
      <text:p text:style-name="P6"/>
      <text:p text:style-name="P3"><text:span text:style-name="T8">Setè.- </text:span><text:span text:style-name="T7"><text:s text:c="2"/></text:span><text:span text:style-name="T2">El text íntegre d'aquest conveni ha estat aprovat </text:span><text:span text:style-name="T3">I acceptat </text:span><text:span text:style-name="T2">per </text:span><text:span text:style-name="T3">la junta directiva de Gats I pel membres de GuifiBaix </text:span><text:span text:style-name="T2">I, en prova de conformitat, s'estén i se signa per duplicat exemplar i a un sol efecte, al Prat de Llobregat, </text:span><text:span text:style-name="T12">a </text:span><text:span text:style-name="T15">28 d'Octubre de 2014.</text:span><text:span text:style-name="T12">.</text:span></text:p>
      <text:p text:style-name="P6"/>
      <text:p text:style-name="P6"/>
      <text:p text:style-name="P6"/>
      <text:p text:style-name="P6"><text:soft-page-break/></text:p>
      <text:p text:style-name="P6"/>
      <text:p text:style-name="P3"><text:span text:style-name="T2">Signatures</text:span></text:p>
      <text:p text:style-name="P1"/>
      <text:p text:style-name="P11"/>
      <table:table table:name="Taula1" table:style-name="Taula1">
        <table:table-column table:style-name="Taula1.A" table:number-columns-repeated="2"/>
        <table:table-row>
          <table:table-cell table:style-name="Taula1.A1" office:value-type="string">
            <text:p text:style-name="P29"><text:span text:style-name="T4">Martí Miquel Méndez,</text:span></text:p>
            <text:p text:style-name="P25"><text:span text:style-name="T4">P</text:span><text:span text:style-name="T2">resident de Gats</text:span></text:p>
          </table:table-cell>
          <table:table-cell table:style-name="Taula1.A1" office:value-type="string">
            <text:p text:style-name="P24"><text:span text:style-name="T2">Aitor Pueyo Visp</text:span><text:span text:style-name="T12">e,</text:span></text:p>
            <text:p text:style-name="P24"><text:span text:style-name="T15">Treballador associat de GuifiBais</text:span></text:p>
            <text:p text:style-name="P24"><text:span text:style-name="T12"/></text:p>
            <text:p text:style-name="P24"><text:span text:style-name="T12"/></text:p>
            <text:p text:style-name="P24"><text:span text:style-name="T12"/></text:p>
            <text:p text:style-name="P24"><text:span text:style-name="T12"/></text:p>
            <text:p text:style-name="P24"><text:span text:style-name="T12"/></text:p>
            <text:p text:style-name="P24"><text:span text:style-name="T12"/></text:p>
            <text:p text:style-name="P24"><text:span text:style-name="T12"/></text:p>
          </table:table-cell>
        </table:table-row>
        <table:table-row>
          <table:table-cell table:style-name="Taula1.A1" office:value-type="string">
            <text:p text:style-name="P24"><text:span text:style-name="T13">Victor Viúdez Gonzàlez,</text:span></text:p>
            <text:p text:style-name="P24"><text:span text:style-name="T15">Treballador associat de GuifiBais</text:span></text:p>
          </table:table-cell>
          <table:table-cell table:style-name="Taula1.A1" office:value-type="string">
            <text:p text:style-name="P24"><text:span text:style-name="T13">Raúl Beas Hernández</text:span></text:p>
            <text:p text:style-name="P24"><text:span text:style-name="T15">Treballador associat de GuifiBais</text:span></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able:table-cell>
        </table:table-row>
        <table:table-row>
          <table:table-cell table:style-name="Taula1.A1" office:value-type="string">
            <text:p text:style-name="P24"><text:span text:style-name="T13">David García Garzón</text:span></text:p>
            <text:p text:style-name="P24"><text:span text:style-name="T15">Treballador associat de GuifiBais</text:span></text:p>
          </table:table-cell>
          <table:table-cell table:style-name="Taula1.A1" office:value-type="string">
            <text:p text:style-name="P30"><text:span text:style-name="T14">Raul Sanz Serrano</text:span></text:p>
            <text:p text:style-name="P24"><text:span text:style-name="T15">Treballador associat de GuifiBais</text:span></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4"/></text:p>
          </table:table-cell>
        </table:table-row>
      </table:table>
      <text:p text:style-name="P24"><text:span text:style-name="T14"/></text:p>
      <text:p text:style-name="P23"/>
      <text:p text:style-name="P11"/>
      <text:p text:style-name="P1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dc:title/>
    <meta:initial-creator/>
    <meta:editing-cycles>6</meta:editing-cycles>
    <dc:date>2013-10-25T19:26:04.943007473</dc:date>
    <meta:editing-duration>PT16M1S</meta:editing-duration>
    <meta:document-statistic meta:table-count="1" meta:image-count="0" meta:object-count="0" meta:page-count="5" meta:paragraph-count="53" meta:word-count="1378" meta:character-count="8558" meta:non-whitespace-character-count="7232"/>
  </office:meta>
</office:document-meta>
</file>